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urei, mä gitillä leikin, jeejee! Kui hurjaa tää on, häh?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1:36:26.04</meta:creation-date>
    <dc:date>2013-03-22T01:45:26.08</dc:date>
    <meta:editing-duration>PT27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1" meta:word-count="10" meta:character-count="61"/>
  </office:meta>
</office:document-meta>
</file>